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73cm" fo:min-width="11.542cm"/>
    </style:style>
    <style:style style:name="gr2" style:family="graphic" style:parent-style-name="standard">
      <style:graphic-properties draw:textarea-horizontal-align="justify" draw:textarea-vertical-align="middle" draw:auto-grow-height="false" fo:min-height="1.073cm" fo:min-width="17.584cm"/>
    </style:style>
    <style:style style:name="gr3" style:family="graphic" style:parent-style-name="standard">
      <style:graphic-properties draw:textarea-horizontal-align="justify" draw:textarea-vertical-align="middle" draw:auto-grow-height="false" fo:min-height="1.073cm" fo:min-width="15.267cm"/>
    </style:style>
    <style:style style:name="gr4" style:family="graphic" style:parent-style-name="standard">
      <style:graphic-properties draw:fill-color="#add58a" draw:textarea-horizontal-align="justify" draw:textarea-vertical-align="middle" draw:auto-grow-height="false" fo:min-height="1.073cm" fo:min-width="18.015cm"/>
    </style:style>
    <style:style style:name="gr5" style:family="graphic" style:parent-style-name="standard">
      <style:graphic-properties draw:fill-color="#add58a" draw:textarea-horizontal-align="justify" draw:textarea-vertical-align="middle" draw:auto-grow-height="false" fo:min-height="1.073cm" fo:min-width="16.313cm"/>
    </style:style>
    <style:style style:name="gr6" style:family="graphic" style:parent-style-name="standard">
      <style:graphic-properties draw:fill-color="#add58a" draw:textarea-horizontal-align="justify" draw:textarea-vertical-align="middle" draw:auto-grow-height="false" fo:min-height="1.073cm" fo:min-width="16.807cm"/>
    </style:style>
    <style:style style:name="gr7" style:family="graphic" style:parent-style-name="standard">
      <style:graphic-properties draw:textarea-horizontal-align="justify" draw:textarea-vertical-align="middle" draw:auto-grow-height="false" fo:min-height="1.073cm" fo:min-width="14.489cm"/>
    </style:style>
    <style:style style:name="gr8" style:family="graphic" style:parent-style-name="standard">
      <style:graphic-properties draw:textarea-horizontal-align="justify" draw:textarea-vertical-align="middle" draw:auto-grow-height="false" fo:min-height="1.061cm" fo:min-width="15.094cm"/>
    </style:style>
    <style:style style:name="gr9" style:family="graphic" style:parent-style-name="standard">
      <style:graphic-properties draw:fill-color="#ced8e7" draw:textarea-horizontal-align="justify" draw:textarea-vertical-align="middle" draw:auto-grow-height="false" fo:min-height="1.061cm" fo:min-width="15.84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add58a"/>
      <style:paragraph-properties fo:text-align="center"/>
    </style:style>
    <style:style style:name="P3" style:family="paragraph">
      <loext:graphic-properties draw:fill-color="#ced8e7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2.042cm" svg:height="1.323cm" svg:x="12.946cm" svg:y="1.5cm">
          <text:p text:style-name="P1">marla_BACKEND_REQUEST_FRES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18.084cm" svg:height="1.323cm" svg:x="9.925cm" svg:y="3.8cm">
          <text:p text:style-name="P1">marla_BACKEND_REQUEST_READING_RESPONSE_LI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15.767cm" svg:height="1.323cm" svg:x="11.084cm" svg:y="6.1cm">
          <text:p text:style-name="P1">marla_BACKEND_REQUEST_READING_HEADE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7" draw:id="id7" draw:layer="layout" svg:width="18.515cm" svg:height="1.323cm" svg:x="1.6cm" svg:y="11.1cm">
          <text:p text:style-name="P1">marla_BACKEND_REQUEST_READING_RESPONSE_BOD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8" draw:id="id8" draw:layer="layout" svg:width="16.813cm" svg:height="1.323cm" svg:x="20.709cm" svg:y="8.9cm">
          <text:p text:style-name="P1">marla_BACKEND_REQUEST_READING_CHUNK_S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9" draw:id="id9" draw:layer="layout" svg:width="17.307cm" svg:height="1.323cm" svg:x="20.462cm" svg:y="11.1cm">
          <text:p text:style-name="P1">marla_BACKEND_REQUEST_READING_CHUNK_BOD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xml:id="id6" draw:id="id6" draw:layer="layout" svg:width="14.989cm" svg:height="1.323cm" svg:x="11.484cm" svg:y="18.8cm">
          <text:p text:style-name="P1">marla_BACKEND_REQUEST_DONE_READ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4" draw:id="id4" draw:layer="layout" svg:width="15.594cm" svg:height="1.311cm" svg:x="11.181cm" svg:y="14.4cm">
          <text:p text:style-name="P1">marla_BACKEND_REQUEST_AFTER_RESPON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3" xml:id="id5" draw:id="id5" draw:layer="layout" svg:width="16.346cm" svg:height="1.311cm" svg:x="10.805cm" svg:y="16.603cm">
          <text:p text:style-name="P1">marla_BACKEND_REQUEST_READING_TRAILE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4" draw:layer="layout" draw:type="line" svg:x1="18.967cm" svg:y1="2.823cm" svg:x2="18.967cm" svg:y2="3.8cm" draw:start-shape="id1" draw:start-glue-point="2" draw:end-shape="id2" draw:end-glue-point="0" svg:d="M18967 2823v977" svg:viewBox="0 0 1 978">
          <text:p/>
        </draw:connector>
        <draw:connector draw:style-name="gr10" draw:text-style-name="P4" draw:layer="layout" draw:type="line" svg:x1="18.967cm" svg:y1="5.123cm" svg:x2="18.968cm" svg:y2="6.1cm" draw:start-shape="id2" draw:end-shape="id3" draw:end-glue-point="4" svg:d="M18967 5123l1 977" svg:viewBox="0 0 2 978">
          <text:p/>
        </draw:connector>
        <draw:connector draw:style-name="gr10" draw:text-style-name="P4" draw:layer="layout" draw:type="line" svg:x1="18.978cm" svg:y1="15.711cm" svg:x2="18.978cm" svg:y2="16.603cm" draw:start-shape="id4" draw:end-shape="id5" svg:d="M18978 15711v892" svg:viewBox="0 0 1 893">
          <text:p/>
        </draw:connector>
        <draw:connector draw:style-name="gr10" draw:text-style-name="P4" draw:layer="layout" draw:type="line" svg:x1="18.978cm" svg:y1="17.914cm" svg:x2="18.978cm" svg:y2="18.8cm" draw:start-shape="id5" draw:end-shape="id6" svg:d="M18978 17914v886" svg:viewBox="0 0 1 887">
          <text:p/>
        </draw:connector>
        <draw:connector draw:style-name="gr10" draw:text-style-name="P4" draw:layer="layout" svg:x1="18.967cm" svg:y1="7.423cm" svg:x2="10.858cm" svg:y2="11.1cm" draw:start-shape="id3" draw:start-glue-point="2" draw:end-shape="id7" draw:end-glue-point="4" svg:d="M18967 7423v1838h-8109v1839" svg:viewBox="0 0 8110 3678">
          <text:p/>
        </draw:connector>
        <draw:connector draw:style-name="gr10" draw:text-style-name="P4" draw:layer="layout" svg:x1="18.967cm" svg:y1="7.423cm" svg:x2="29.115cm" svg:y2="8.9cm" draw:start-shape="id3" draw:end-shape="id8" svg:d="M18967 7423v738h10148v739" svg:viewBox="0 0 10149 1478">
          <text:p/>
        </draw:connector>
        <draw:connector draw:style-name="gr10" draw:text-style-name="P4" draw:layer="layout" draw:type="line" svg:x1="29.115cm" svg:y1="10.223cm" svg:x2="29.115cm" svg:y2="11.1cm" draw:start-shape="id8" draw:end-shape="id9" svg:d="M29115 10223v877" svg:viewBox="0 0 1 878">
          <text:p/>
        </draw:connector>
        <draw:connector draw:style-name="gr10" draw:text-style-name="P4" draw:layer="layout" svg:x1="10.857cm" svg:y1="12.423cm" svg:x2="18.978cm" svg:y2="14.4cm" draw:start-shape="id7" draw:start-glue-point="2" draw:end-shape="id4" svg:d="M10857 12423v988h8121v989" svg:viewBox="0 0 8122 1978">
          <text:p/>
        </draw:connector>
        <draw:connector draw:style-name="gr10" draw:text-style-name="P4" draw:layer="layout" svg:x1="29.116cm" svg:y1="12.423cm" svg:x2="18.978cm" svg:y2="14.4cm" draw:start-shape="id9" draw:start-glue-point="6" draw:end-shape="id4" draw:end-glue-point="0" svg:d="M29116 12423v988h-10138v989" svg:viewBox="0 0 10139 19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9.37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4T17:41:25.677319415</meta:creation-date>
    <dc:date>2018-02-14T20:14:32.741738904</dc:date>
    <meta:editing-duration>PT9M46S</meta:editing-duration>
    <meta:editing-cycles>4</meta:editing-cycles>
    <meta:generator>LibreOffice/5.4.4.2$Linux_X86_64 LibreOffice_project/40$Build-2</meta:generator>
    <meta:document-statistic meta:object-count="18"/>
  </office:meta>
</office:document-meta>
</file>